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D0C59F8CF0CB0D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italic" style:text-underline-style="none" fo:font-weight="normal" style:font-name-asian="Merriweather" style:font-size-asian="28pt" style:font-style-asian="italic" style:font-weight-asian="normal" style:font-name-complex="Merriweather" style:font-size-complex="2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italic" style:text-underline-style="none" fo:font-weight="normal" style:font-name-asian="Roboto" style:font-size-asian="20pt" style:font-style-asian="italic" style:font-weight-asian="normal" style:font-name-complex="Roboto" style:font-size-complex="2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9pt" fo:letter-spacing="normal" fo:font-style="normal" style:text-underline-style="none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9pt" fo:letter-spacing="normal" fo:font-style="normal" style:text-underline-style="none" fo:font-weight="bold" style:font-name-asian="Roboto" style:font-size-asian="19pt" style:font-style-asian="normal" style:font-weight-asian="bold" style:font-name-complex="Roboto" style:font-size-complex="19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30% 58%" style:font-name="Roboto" fo:font-size="19pt" fo:letter-spacing="normal" fo:font-style="normal" style:text-underline-style="none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9pt" fo:letter-spacing="normal" fo:font-style="italic" style:text-underline-style="none" fo:font-weight="normal" style:font-name-asian="Roboto" style:font-size-asian="19pt" style:font-style-asian="italic" style:font-weight-asian="normal" style:font-name-complex="Roboto" style:font-size-complex="19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21pt" fo:letter-spacing="normal" fo:font-style="italic" style:text-underline-style="none" fo:font-weight="normal" style:font-name-asian="Roboto" style:font-size-asian="21pt" style:font-style-asian="italic" style:font-weight-asian="normal" style:font-name-complex="Roboto" style:font-size-complex="21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23pt" fo:letter-spacing="normal" fo:font-style="normal" style:text-underline-style="none" fo:font-weight="normal" style:font-name-asian="Roboto" style:font-size-asian="23pt" style:font-style-asian="normal" style:font-weight-asian="normal" style:font-name-complex="Roboto" style:font-size-complex="2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48cm" text:min-label-width="1.022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83cm" text:min-label-width="0.987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969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969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■">
        <style:list-level-properties text:space-before="2.841cm" text:min-label-width="0.969cm"/>
        <style:text-properties style:font-name="Roboto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66cm" text:min-label-width="1.004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66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66cm" text:min-label-width="1.004cm"/>
        <style:text-properties style:font-name="Roboto" fo:color="#000000" fo:font-size="100%"/>
      </text:list-level-style-bullet>
      <text:list-level-style-bullet text:level="2" text:bullet-char="○">
        <style:list-level-properties text:space-before="1.536cm" text:min-label-width="1.004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66cm" text:min-label-width="1.004cm"/>
        <style:text-properties fo:color="#000000" fo:font-size="100%"/>
      </text:list-level-style-number>
      <text:list-level-style-bullet text:level="2" text:bullet-char="○">
        <style:list-level-properties text:space-before="1.536cm" text:min-label-width="1.004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48cm" text:min-label-width="1.022cm"/>
        <style:text-properties style:font-name="Roboto" fo:color="#00000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○">
        <style:list-level-properties text:space-before="1.518cm" text:min-label-width="1.022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The General Linear Model - ANOVA Part 1 (Video 1)</text:span><text:span text:style-name="T1"><text:line-break/></text:span><text:span text:style-name="T1"><text:line-break/></text:span><text:span text:style-name="T1"/></text:p>
          </draw:text-box>
        </draw:frame>
        <draw:frame draw:name="Google Shape;65;p13" presentation:style-name="pr2" draw:text-style-name="P3" draw:layer="layout" svg:width="11.784cm" svg:height="2.05cm" svg:x="0.866cm" svg:y="5.218cm" presentation:class="subtitle" presentation:user-transformed="true">
          <draw:text-box>
            <text:p text:style-name="P1"><text:span text:style-name="T2">Dr Andrew J. Stewart</text:span></text:p>
            <text:p text:style-name="P1"><text:span text:style-name="T2"/></text:p>
            <text:p text:style-name="P1"><text:span text:style-name="T2"/></text:p>
            <text:p text:style-name="P1"><text:span text:style-name="T2">E: drandrewjstewart@gmail.com</text:span></text:p>
            <text:p text:style-name="P1"><text:span text:style-name="T2">T: @ajstewart_lang</text:span></text:p>
            <text:p text:style-name="P1"><text:span text:style-name="T2">G: ajstewartlang</text:span></text:p>
            <text:p text:style-name="P1"><text:span text:style-name="T2"/></text:p>
            <text:p text:style-name="P1"><text:span text:style-name="T2"/></text:p>
          </draw:text-box>
        </draw:frame>
        <draw:frame draw:name="Google Shape;66;p13" draw:style-name="gr1" draw:text-style-name="P4" draw:layer="layout" svg:width="2.327cm" svg:height="0.819cm" svg:x="0.866cm" svg:y="9.938cm">
          <draw:image xlink:href="Pictures/10000201000000580000001F5D0C59F8CF0CB0DE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 of Variance (ANOVA)" draw:style-name="dp1" draw:master-page-name="TITLE_5f_ONLY" presentation:presentation-page-layout-name="AL2T19">
        <draw:frame draw:name="Google Shape;71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Analysis of Variance (ANOVA)</text:span></text:p>
          </draw:text-box>
        </draw:frame>
        <draw:custom-shape draw:name="Google Shape;72;p14" draw:style-name="gr3" draw:text-style-name="P10" draw:layer="layout" svg:width="24.163cm" svg:height="9.82cm" svg:x="0.472cm" svg:y="3.884cm">
          <text:list text:style-name="L4">
            <text:list-item>
              <text:p text:style-name="P7"><text:span text:style-name="T4">We’re going to have our first look at the Analysis of Variance (ANOVA).</text:span></text:p>
            </text:list-item>
          </text:list>
          <text:p text:style-name="P8"><text:span text:style-name="T4"/></text:p>
          <text:list text:continue-numbering="true" text:style-name="L4">
            <text:list-item>
              <text:p text:style-name="P9"><text:span text:style-name="T4">This week we’ll look at ANOVA for within-subjects, between-subjects and factorial designs.</text:span></text:p>
            </text:list-item>
          </text:list>
          <text:p text:style-name="P8"><text:span text:style-name="T4"/></text:p>
          <text:list text:continue-numbering="true" text:style-name="L4">
            <text:list-item>
              <text:p text:style-name="P9"><text:span text:style-name="T4">ANOVA is an important statistical model and (in various forms) is used widely across many areas of biomedical and life sciences.</text:span></text:p>
            </text:list-item>
          </text:list>
          <text:p text:style-name="P8"><text:span text:style-name="T4"/></text:p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8bb8f9faa0_0_58:notes" draw:style-name="gr2" draw:layer="layout" svg:width="16.932cm" svg:height="9.524cm" svg:x="1.059cm" svg:y="1.905cm" draw:page-number="2" presentation:class="page"/>
          <draw:frame draw:name="Google Shape;69;g8bb8f9faa0_0_58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ANOVA vs. lots of t-tests?" draw:style-name="dp1" draw:master-page-name="TITLE_5f_ONLY" presentation:presentation-page-layout-name="AL2T19">
        <draw:frame draw:name="Google Shape;77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Why ANOVA vs. lots of </text:span><text:span text:style-name="T5">t</text:span><text:span text:style-name="T3">-tests?</text:span></text:p>
          </draw:text-box>
        </draw:frame>
        <draw:custom-shape draw:name="Google Shape;78;p15" draw:style-name="gr3" draw:text-style-name="P10" draw:layer="layout" svg:width="24.579cm" svg:height="9.987cm" svg:x="0.416cm" svg:y="3.995cm">
          <text:list text:style-name="L6">
            <text:list-item>
              <text:p text:style-name="P7"><text:span text:style-name="T6">t</text:span><text:span text:style-name="T7">-tests are fine if we’re just comparing two means.</text:span></text:p>
            </text:list-item>
          </text:list>
          <text:p text:style-name="P8"><text:span text:style-name="T7"/></text:p>
          <text:list text:continue-numbering="true" text:style-name="L6">
            <text:list-item>
              <text:p text:style-name="P9"><text:span text:style-name="T7">In the real world of experiments, we often have more than two conditions.</text:span></text:p>
            </text:list-item>
          </text:list>
          <text:p text:style-name="P8"><text:span text:style-name="T7"/></text:p>
          <text:list text:continue-numbering="true" text:style-name="L6">
            <text:list-item>
              <text:p text:style-name="P9"><text:span text:style-name="T7">How could we analyse our data?</text:span></text:p>
            </text:list-item>
          </text:list>
          <text:p text:style-name="P8"><text:span text:style-name="T7"/></text:p>
          <text:list text:continue-numbering="true" text:style-name="L6">
            <text:list-item>
              <text:p text:style-name="P9"><text:span text:style-name="T7">One possibility could be that we do multiple </text:span><text:span text:style-name="T6">t</text:span><text:span text:style-name="T7">-tests – but there’s a problem with that.</text:span></text:p>
            </text:list-item>
          </text:list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8bb8f9faa0_0_73:notes" draw:style-name="gr2" draw:layer="layout" svg:width="16.932cm" svg:height="9.524cm" svg:x="1.059cm" svg:y="1.905cm" draw:page-number="3" presentation:class="page"/>
          <draw:frame draw:name="Google Shape;75;g8bb8f9faa0_0_7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ANOVA vs. lots of t-tests?" draw:style-name="dp1" draw:master-page-name="TITLE_5f_ONLY" presentation:presentation-page-layout-name="AL2T19">
        <draw:frame draw:name="Google Shape;83;p16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Why ANOVA vs. lots of </text:span><text:span text:style-name="T5">t</text:span><text:span text:style-name="T3">-tests?</text:span></text:p>
          </draw:text-box>
        </draw:frame>
        <draw:custom-shape draw:name="Google Shape;84;p16" draw:style-name="gr3" draw:text-style-name="P10" draw:layer="layout" svg:width="24.579cm" svg:height="9.987cm" svg:x="0.416cm" svg:y="3.995cm">
          <text:list text:style-name="L6">
            <text:list-item>
              <text:p text:style-name="P7"><text:span text:style-name="T7">With one </text:span><text:span text:style-name="T6">t</text:span><text:span text:style-name="T7">-test, at p &lt; 0.05 alpha level there is a 5% chance of falsely rejecting our null hypothesis (Type I error).</text:span></text:p>
            </text:list-item>
          </text:list>
          <text:p text:style-name="P8"><text:span text:style-name="T7"/></text:p>
          <text:list text:continue-numbering="true" text:style-name="L6">
            <text:list-item>
              <text:p text:style-name="P9"><text:span text:style-name="T7">If we have three conditions, then we have three pairs of means to compare (Condition 1 </text:span><text:span text:style-name="T6">vs.</text:span><text:span text:style-name="T7"> Condition 2, Condition 2</text:span><text:span text:style-name="T6"> vs.</text:span><text:span text:style-name="T7"> Condition 3 and Condition 1 </text:span><text:span text:style-name="T6">vs.</text:span><text:span text:style-name="T7"> Condition 3).</text:span></text:p>
            </text:list-item>
          </text:list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8bb8f9faa0_0_102:notes" draw:style-name="gr2" draw:layer="layout" svg:width="16.932cm" svg:height="9.524cm" svg:x="1.059cm" svg:y="1.905cm" draw:page-number="4" presentation:class="page"/>
          <draw:frame draw:name="Google Shape;81;g8bb8f9faa0_0_10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Familywise Error Rate" draw:style-name="dp1" draw:master-page-name="TITLE_5f_ONLY" presentation:presentation-page-layout-name="AL2T19">
        <draw:frame draw:name="Google Shape;89;p17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The Familywise Error Rate</text:span></text:p>
          </draw:text-box>
        </draw:frame>
        <draw:custom-shape draw:name="Google Shape;90;p17" draw:style-name="gr3" draw:text-style-name="P10" draw:layer="layout" svg:width="24.441cm" svg:height="10.042cm" svg:x="0.388cm" svg:y="3.939cm">
          <text:list text:style-name="L8">
            <text:list-item>
              <text:p text:style-name="P7"><text:span text:style-name="T8">For each test, there is 0.95 probability of not having a Type I error.</text:span></text:p>
            </text:list-item>
            <text:list-item>
              <text:p text:style-name="P7"><text:span text:style-name="T8">But when we do three tests the probability is 0.95 x 0.95 x 0.95 ( = 0.857)</text:span></text:p>
            </text:list-item>
            <text:list-item>
              <text:p text:style-name="P7"><text:span text:style-name="T8">So that means there is a 14.3% chance of us (falsely) rejecting the null hypothesis.</text:span></text:p>
            </text:list-item>
            <text:list-item>
              <text:p text:style-name="P7"><text:span text:style-name="T8">This is known as the </text:span><text:span text:style-name="T9">familywise error rate</text:span><text:span text:style-name="T8">.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7"><text:span text:style-name="T8">familywise error = 1 – (0.95)</text:span><text:span text:style-name="T10">n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8">If we had 5 conditions, (10 </text:span><text:span text:style-name="T11">t</text:span><text:span text:style-name="T8">-tests), our error rate would be 0.4 – a 40% chance of having made at least one Type I error (i.e., thinking we have an effect when none is present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8bb8f9faa0_0_81:notes" draw:style-name="gr2" draw:layer="layout" svg:width="16.932cm" svg:height="9.524cm" svg:x="1.059cm" svg:y="1.905cm" draw:page-number="5" presentation:class="page"/>
          <draw:frame draw:name="Google Shape;87;g8bb8f9faa0_0_8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ilarities between t-tests and ANOVA" draw:style-name="dp1" draw:master-page-name="TITLE_5f_ONLY" presentation:presentation-page-layout-name="AL2T19">
        <draw:frame draw:name="Google Shape;95;p18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Similarities between </text:span><text:span text:style-name="T5">t</text:span><text:span text:style-name="T3">-tests and ANOVA</text:span></text:p>
          </draw:text-box>
        </draw:frame>
        <draw:custom-shape draw:name="Google Shape;96;p18" draw:style-name="gr3" draw:text-style-name="P10" draw:layer="layout" svg:width="24.69cm" svg:height="10.181cm" svg:x="0.222cm" svg:y="3.856cm">
          <text:list text:style-name="L10">
            <text:list-item>
              <text:p text:style-name="P7"><text:span text:style-name="T12">t</text:span><text:span text:style-name="T13">-tests tell us whether or not two samples have statistically indistinguishable means.</text:span></text:p>
            </text:list-item>
          </text:list>
          <text:p text:style-name="P8"><text:span text:style-name="T13"/></text:p>
          <text:list text:continue-numbering="true" text:style-name="L10">
            <text:list-item>
              <text:p text:style-name="P9"><text:span text:style-name="T13">ANOVA tells us whether two or more samples have statistically indistinguishable means.</text:span></text:p>
            </text:list-item>
          </text:list>
          <text:p text:style-name="P8"><text:span text:style-name="T13"/></text:p>
          <text:list text:continue-numbering="true" text:style-name="L10">
            <text:list-item>
              <text:p text:style-name="P9"><text:span text:style-name="T13">As the </text:span><text:span text:style-name="T12">t</text:span><text:span text:style-name="T13">-test produces the</text:span><text:span text:style-name="T12"> t</text:span><text:span text:style-name="T13">-statistic, the ANOVA gives us an F-statistic or F-ratio which compares the amount of systematic variance in our data with the amount of unsystematic variance.</text:span></text:p>
            </text:list-item>
          </text:list>
          <text:p text:style-name="P9"><text:span text:style-name="T13"/></text:p>
          <text:p text:style-name="P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8bb8f9faa0_0_88:notes" draw:style-name="gr2" draw:layer="layout" svg:width="16.932cm" svg:height="9.524cm" svg:x="1.059cm" svg:y="1.905cm" draw:page-number="6" presentation:class="page"/>
          <draw:frame draw:name="Google Shape;93;g8bb8f9faa0_0_8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ilarities between t-tests and ANOVA" draw:style-name="dp1" draw:master-page-name="TITLE_5f_ONLY" presentation:presentation-page-layout-name="AL2T19">
        <draw:frame draw:name="Google Shape;101;p19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Similarities between </text:span><text:span text:style-name="T5">t</text:span><text:span text:style-name="T3">-tests and ANOVA</text:span></text:p>
          </draw:text-box>
        </draw:frame>
        <draw:custom-shape draw:name="Google Shape;102;p19" draw:style-name="gr3" draw:text-style-name="P10" draw:layer="layout" svg:width="24.69cm" svg:height="10.181cm" svg:x="0.222cm" svg:y="3.856cm">
          <text:list text:style-name="L10">
            <text:list-item>
              <text:p text:style-name="P7"><text:span text:style-name="T13">ANOVA can tell us that there is a difference between means – but it doesn’t tell us where the difference is.</text:span></text:p>
            </text:list-item>
          </text:list>
          <text:p text:style-name="P8"><text:span text:style-name="T13"/></text:p>
          <text:list text:continue-numbering="true" text:style-name="L10">
            <text:list-item>
              <text:p text:style-name="P9"><text:span text:style-name="T13">For three Conditions, it doesn’t tell us whether the mean of Condition 1 differs from both the means of Conditions 2 and 3, or whether the mean of Condition 2 differs from the mean of Condition 3 but not from the mean of Condition 2 etc.</text:span></text:p>
            </text:list-item>
          </text:list>
          <text:p text:style-name="P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8bb8f9faa0_0_96:notes" draw:style-name="gr2" draw:layer="layout" svg:width="16.932cm" svg:height="9.524cm" svg:x="1.059cm" svg:y="1.905cm" draw:page-number="7" presentation:class="page"/>
          <draw:frame draw:name="Google Shape;99;g8bb8f9faa0_0_9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VA - an example" draw:style-name="dp1" draw:master-page-name="TITLE_5f_ONLY" presentation:presentation-page-layout-name="AL2T19">
        <draw:frame draw:name="Google Shape;107;p20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ANOVA - an example</text:span></text:p>
          </draw:text-box>
        </draw:frame>
        <draw:custom-shape draw:name="Google Shape;108;p20" draw:style-name="gr3" draw:text-style-name="P10" draw:layer="layout" svg:width="24.441cm" svg:height="10.07cm" svg:x="0.388cm" svg:y="3.939cm">
          <text:list text:style-name="L10">
            <text:list-item>
              <text:p text:style-name="P7"><text:span text:style-name="T13">Imagine we’re interested in the impact of caffeine consumption on an individual’s motor performance.</text:span></text:p>
            </text:list-item>
          </text:list>
          <text:p text:style-name="P8"><text:span text:style-name="T13"/></text:p>
          <text:list text:continue-numbering="true" text:style-name="L10">
            <text:list-item>
              <text:p text:style-name="P9"><text:span text:style-name="T13">It’s a between-subjects design with 3 conditions:</text:span></text:p>
            </text:list-item>
          </text:list>
          <text:list text:style-name="L12">
            <text:list-item>
              <text:list>
                <text:list-item>
                  <text:p text:style-name="P9"><text:span text:style-name="T13">A low amount of caffeine (single espresso)</text:span></text:p>
                </text:list-item>
                <text:list-item>
                  <text:p text:style-name="P9"><text:span text:style-name="T13">A large amount of caffeine (double espresso)</text:span></text:p>
                </text:list-item>
                <text:list-item>
                  <text:p text:style-name="P9"><text:span text:style-name="T13">A placebo group (water)</text:span></text:p>
                </text:list-item>
              </text:list>
            </text:list-item>
          </text:list>
          <text:p text:style-name="P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8bb8f9faa0_0_109:notes" draw:style-name="gr2" draw:layer="layout" svg:width="16.932cm" svg:height="9.524cm" svg:x="1.059cm" svg:y="1.905cm" draw:page-number="8" presentation:class="page"/>
          <draw:frame draw:name="Google Shape;105;g8bb8f9faa0_0_10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VA - an example" draw:style-name="dp1" draw:master-page-name="TITLE_5f_ONLY" presentation:presentation-page-layout-name="AL2T19">
        <draw:frame draw:name="Google Shape;113;p21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ANOVA - an example</text:span></text:p>
          </draw:text-box>
        </draw:frame>
        <draw:custom-shape draw:name="Google Shape;114;p21" draw:style-name="gr3" draw:text-style-name="P10" draw:layer="layout" svg:width="24.552cm" svg:height="9.987cm" svg:x="0.388cm" svg:y="3.912cm">
          <text:list text:style-name="L14">
            <text:list-item>
              <text:p text:style-name="P7"><text:span text:style-name="T14">We conduct an ANOVA and find a significant F-ratio.</text:span></text:p>
            </text:list-item>
            <text:list-item>
              <text:p text:style-name="P7"><text:span text:style-name="T14">What does it mean?</text:span></text:p>
            </text:list-item>
            <text:list-item>
              <text:p text:style-name="P7"><text:span text:style-name="T14">The single espresso people could have performed better than the double espresso and water group.</text:span></text:p>
            </text:list-item>
            <text:list-item>
              <text:p text:style-name="P7"><text:span text:style-name="T14">Or maybe they performed the same as the water group but better than the double espresso group.</text:span></text:p>
            </text:list-item>
            <text:list-item>
              <text:p text:style-name="P7"><text:span text:style-name="T14">Or maybe (unexpectedly) they performed worse than both the double espresso and water groups.</text:span></text:p>
            </text:list-item>
            <text:list-item>
              <text:p text:style-name="P7"><text:span text:style-name="T14">To know what is the case we need to do planned contrasts (similar to 1-tailed tests) or post hoc tests (similar to 2-tailed tests).</text:span></text:p>
            </text:list-item>
          </text:list>
          <text:p text:style-name="P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8bb8f9faa0_0_115:notes" draw:style-name="gr2" draw:layer="layout" svg:width="16.932cm" svg:height="9.524cm" svg:x="1.059cm" svg:y="1.905cm" draw:page-number="9" presentation:class="page"/>
          <draw:frame draw:name="Google Shape;111;g8bb8f9faa0_0_11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VA - an example" draw:style-name="dp1" draw:master-page-name="TITLE_5f_ONLY" presentation:presentation-page-layout-name="AL2T19">
        <draw:frame draw:name="Google Shape;119;p22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ANOVA - an example</text:span></text:p>
          </draw:text-box>
        </draw:frame>
        <draw:custom-shape draw:name="Google Shape;120;p22" draw:style-name="gr3" draw:text-style-name="P10" draw:layer="layout" svg:width="24.552cm" svg:height="9.987cm" svg:x="0.388cm" svg:y="3.912cm">
          <text:list text:style-name="L6">
            <text:list-item>
              <text:p text:style-name="P7"><text:span text:style-name="T7">We know that at least one of our means differs from at least one of our other means but (so far) we don’t know where that difference lies…</text:span></text:p>
            </text:list-item>
          </text:list>
          <text:p text:style-name="P9"><text:span text:style-name="T7"/></text:p>
          <text:list text:continue-numbering="true" text:style-name="L6">
            <text:list-item>
              <text:p text:style-name="P9"><text:span text:style-name="T7">Luckily things easy for us as we can conduct what are known as post hoc tests. <text:s/></text:span></text:p>
            </text:list-item>
          </text:list>
          <text:p text:style-name="P9"><text:span text:style-name="T7"/></text:p>
          <text:list text:continue-numbering="true" text:style-name="L6">
            <text:list-item>
              <text:p text:style-name="P9"><text:span text:style-name="T7">These will tell us which means differ from which other means (and allow us to begin to tell a story.)</text:span></text:p>
            </text:list-item>
          </text:list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8bb8f9faa0_0_121:notes" draw:style-name="gr2" draw:layer="layout" svg:width="16.932cm" svg:height="9.524cm" svg:x="1.059cm" svg:y="1.905cm" draw:page-number="10" presentation:class="page"/>
          <draw:frame draw:name="Google Shape;117;g8bb8f9faa0_0_12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 hoc tests" draw:style-name="dp1" draw:master-page-name="TITLE_5f_ONLY" presentation:presentation-page-layout-name="AL2T19">
        <draw:frame draw:name="Google Shape;125;p23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Post hoc tests</text:span></text:p>
          </draw:text-box>
        </draw:frame>
        <draw:custom-shape draw:name="Google Shape;126;p23" draw:style-name="gr3" draw:text-style-name="P10" draw:layer="layout" svg:width="24.773cm" svg:height="9.82cm" svg:x="0.25cm" svg:y="4.161cm">
          <text:list text:style-name="L8">
            <text:list-item>
              <text:p text:style-name="P7"><text:span text:style-name="T8">These work by doing pairwise comparisons on all the different combinations of experimental groups.</text:span></text:p>
            </text:list-item>
          </text:list>
          <text:p text:style-name="P8"><text:span text:style-name="T8"/></text:p>
          <text:list text:continue-numbering="true" text:style-name="L8">
            <text:list-item>
              <text:p text:style-name="P9"><text:span text:style-name="T8">They control for the familywise error rate to get round the problem of multiple comparisons.</text:span></text:p>
            </text:list-item>
          </text:list>
          <text:p text:style-name="P8"><text:span text:style-name="T8"/></text:p>
          <text:list text:continue-numbering="true" text:style-name="L8">
            <text:list-item>
              <text:p text:style-name="P9"><text:span text:style-name="T8">Bonferroni method divides our critical </text:span><text:span text:style-name="T11">p</text:span><text:span text:style-name="T8">-value (0.05) by the number of tests. If we are conducting ten tests, then for each test the critical </text:span><text:span text:style-name="T11">p</text:span><text:span text:style-name="T8"> is 0.005 – but this increases our chances of a Type II error – missing an effect when it’s there.</text:span></text:p>
            </text:list-item>
          </text:list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2;g8bb8f9faa0_0_127:notes" draw:style-name="gr2" draw:layer="layout" svg:width="16.932cm" svg:height="9.524cm" svg:x="1.059cm" svg:y="1.905cm" draw:page-number="11" presentation:class="page"/>
          <draw:frame draw:name="Google Shape;123;g8bb8f9faa0_0_12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 hoc tests" draw:style-name="dp1" draw:master-page-name="TITLE_5f_ONLY" presentation:presentation-page-layout-name="AL2T19">
        <draw:frame draw:name="Google Shape;131;p2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Post hoc tests</text:span></text:p>
          </draw:text-box>
        </draw:frame>
        <draw:custom-shape draw:name="Google Shape;132;p24" draw:style-name="gr3" draw:text-style-name="P10" draw:layer="layout" svg:width="24.773cm" svg:height="9.82cm" svg:x="0.25cm" svg:y="4.161cm">
          <text:list text:style-name="L4">
            <text:list-item>
              <text:p text:style-name="P7"><text:span text:style-name="T4">When deciding which post hoc test to use :</text:span></text:p>
            </text:list-item>
          </text:list>
          <text:list text:style-name="L17">
            <text:list-item>
              <text:list>
                <text:list-item>
                  <text:p text:style-name="P7"><text:span text:style-name="T4">Does it control the Type I error rate ?</text:span></text:p>
                </text:list-item>
                <text:list-item>
                  <text:p text:style-name="P7"><text:span text:style-name="T4">Does it control the Type II error rate ?</text:span></text:p>
                </text:list-item>
                <text:list-item>
                  <text:p text:style-name="P7"><text:span text:style-name="T4">Is it reliable when ANOVA assumptions have been violated ? </text:span></text:p>
                </text:list-item>
              </text:list>
            </text:list-item>
          </text:list>
          <text:p text:style-name="P1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8bb8f9faa0_0_133:notes" draw:style-name="gr2" draw:layer="layout" svg:width="16.932cm" svg:height="9.524cm" svg:x="1.059cm" svg:y="1.905cm" draw:page-number="12" presentation:class="page"/>
          <draw:frame draw:name="Google Shape;129;g8bb8f9faa0_0_13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SD, Bonferroni, and Tukey tests" draw:style-name="dp1" draw:master-page-name="TITLE_5f_ONLY" presentation:presentation-page-layout-name="AL2T19">
        <draw:frame draw:name="Google Shape;137;p2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LSD, Bonferroni, and Tukey tests</text:span></text:p>
          </draw:text-box>
        </draw:frame>
        <draw:custom-shape draw:name="Google Shape;138;p25" draw:style-name="gr3" draw:text-style-name="P10" draw:layer="layout" svg:width="24.635cm" svg:height="10.014cm" svg:x="0.333cm" svg:y="4.023cm">
          <text:list text:style-name="L8">
            <text:list-item>
              <text:p text:style-name="P7"><text:span text:style-name="T8">The least significant differences test (LSD) doesn’t control the Type I error and is like doing multiple t-tests on the data (but only if the ANOVA itself is significant).</text:span></text:p>
            </text:list-item>
          </text:list>
          <text:p text:style-name="P8"><text:span text:style-name="T8"/></text:p>
          <text:list text:continue-numbering="true" text:style-name="L8">
            <text:list-item>
              <text:p text:style-name="P9"><text:span text:style-name="T8">Bonferroni and Tukey both control for Type I errors but are conservative. <text:s/>Bonferroni works by dividing the critical alpha level by the number of tests conducted.</text:span></text:p>
            </text:list-item>
          </text:list>
          <text:p text:style-name="P8"><text:span text:style-name="T8"/></text:p>
          <text:list text:continue-numbering="true" text:style-name="L8">
            <text:list-item>
              <text:p text:style-name="P9"><text:span text:style-name="T8">Tukey is less conservative than Bonferroni.</text:span></text:p>
            </text:list-item>
          </text:list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4;g8bb8f9faa0_0_139:notes" draw:style-name="gr2" draw:layer="layout" svg:width="16.932cm" svg:height="9.524cm" svg:x="1.059cm" svg:y="1.905cm" draw:page-number="13" presentation:class="page"/>
          <draw:frame draw:name="Google Shape;135;g8bb8f9faa0_0_139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next video..." draw:style-name="dp1" draw:master-page-name="TITLE_5f_ONLY" presentation:presentation-page-layout-name="AL2T19">
        <draw:frame draw:name="Google Shape;143;p26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The next video...</text:span></text:p>
          </draw:text-box>
        </draw:frame>
        <draw:custom-shape draw:name="Google Shape;144;p26" draw:style-name="gr3" draw:text-style-name="P10" draw:layer="layout" svg:width="23.895cm" svg:height="9.626cm" svg:x="0.638cm" svg:y="4.161cm">
          <text:p text:style-name="P1"><text:span text:style-name="T15">In the next video, we’ll look at how we conduct a between participants ANOVA in R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8bb8f9faa0_0_146:notes" draw:style-name="gr2" draw:layer="layout" svg:width="16.932cm" svg:height="9.524cm" svg:x="1.059cm" svg:y="1.905cm" draw:page-number="14" presentation:class="page"/>
          <draw:frame draw:name="Google Shape;141;g8bb8f9faa0_0_146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6.0.5.2$Linux_X86_64 LibreOffice_project/</meta:generator>
  </office:meta>
</office:document-meta>
</file>